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159cm" fo:margin-bottom="0.159cm" style:contextual-spacing="false" fo:line-height="150%" fo:orphans="2" fo:widows="2" fo:text-indent="0cm" style:auto-text-indent="false"/>
      <style:text-properties fo:font-variant="normal" fo:text-transform="none" fo:color="#008080" loext:opacity="100%" style:font-name="Lato Extended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fo:letter-spacing="normal"/>
    </style:style>
    <style:style style:name="P4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top="0cm" fo:margin-bottom="0.159cm" style:contextual-spacing="false" fo:orphans="2" fo:widows="2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top="0cm" fo:margin-bottom="0.159cm" style:contextual-spacing="false" fo:orphans="2" fo:widows="2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top="0cm" fo:margin-bottom="0.159cm" style:contextual-spacing="false" fo:orphans="2" fo:widows="2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top="0cm" fo:margin-bottom="0.159cm" style:contextual-spacing="false" fo:orphans="2" fo:widows="2" fo:padding="0cm" fo:border="none"/>
    </style:style>
    <style:style style:name="P12" style:family="paragraph" style:parent-style-name="Text_20_body" style:list-style-name="L5">
      <style:paragraph-properties fo:margin-left="0cm" fo:margin-right="0cm" fo:margin-top="0cm" fo:margin-bottom="0.159cm" style:contextual-spacing="false" fo:orphans="2" fo:widows="2" fo:text-indent="12.952cm" style:auto-text-indent="false" fo:padding="0cm" fo:border="non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á</text:p>
      <text:p text:style-name="P2">A inteligência de um Sistema Inteligente pode vir de diversas fontes: de um especializa, de modelos matemáticos, de teóricos ou empíricos. Mas uma das formas mais interessantes de criação de conhecimento para Sistemas Inteligentes é a partir dos dados. A Ciência de Dados é a área da Inteligência Artificial que é responsável por trabalhar dados para responder às mais complexas perguntas de negócio.</text:p>
      <text:p text:style-name="P2">Nesta página apresentamos os tópicos que serão tratados na unidade, com seus vídeos, atividades, e material de apoio.</text:p>
      <text:h text:style-name="P1" text:outline-level="3">O que é a Ciência de dados?</text:h>
      <text:list xml:id="list939786914" text:style-name="L1">
        <text:list-item>
          <text:p text:style-name="P4"><text:a xlink:type="simple" xlink:href="https://pucminas.instructure.com/courses/127986/pages/u2-o-que-e-ciencia-de-dados" text:style-name="Internet_20_link" text:visited-style-name="Visited_20_Internet_20_Link"><text:span text:style-name="T1">O que é Data Science (Ciência de Dados) ?</text:span></text:a></text:p>
        </text:list-item>
        <text:list-item>
          <text:p text:style-name="P5"><text:a xlink:type="simple" xlink:href="https://pucminas.instructure.com/courses/127986/pages/u2-definicao-do-problema" text:style-name="Internet_20_link" text:visited-style-name="Visited_20_Internet_20_Link"><text:span text:style-name="T1">Definição do problema</text:span></text:a></text:p>
        </text:list-item>
      </text:list>
      <text:h text:style-name="P1" text:outline-level="3">Análise Exploratória e Preparação de dados</text:h>
      <text:list xml:id="list1873391723" text:style-name="L2">
        <text:list-item>
          <text:p text:style-name="P6"><text:a xlink:type="simple" xlink:href="https://pucminas.instructure.com/courses/127986/pages/u2-tipos-de-dados" text:style-name="Internet_20_link" text:visited-style-name="Visited_20_Internet_20_Link"><text:span text:style-name="T1">Tipos de Dados</text:span></text:a></text:p>
        </text:list-item>
        <text:list-item>
          <text:p text:style-name="P7"><text:a xlink:type="simple" xlink:href="https://pucminas.instructure.com/courses/127986/pages/u2-estatistica-descritiva" text:style-name="Internet_20_link" text:visited-style-name="Visited_20_Internet_20_Link"><text:span text:style-name="T1">Estatística Descritiva  e Medidas de Espalhamento</text:span></text:a></text:p>
        </text:list-item>
        <text:list-item>
          <text:p text:style-name="P7"><text:a xlink:type="simple" xlink:href="https://pucminas.instructure.com/courses/127986/pages/u2-processo-etl" text:style-name="Internet_20_link" text:visited-style-name="Visited_20_Internet_20_Link"><text:span text:style-name="T1">Processo ETL</text:span></text:a></text:p>
        </text:list-item>
        <text:list-item>
          <text:p text:style-name="P7"><text:a xlink:type="simple" xlink:href="https://pucminas.instructure.com/courses/127986/pages/u2-preparacao-de-dados" text:style-name="Internet_20_link" text:visited-style-name="Visited_20_Internet_20_Link"><text:span text:style-name="T1">Preparação de Dados</text:span></text:a></text:p>
        </text:list-item>
      </text:list>
      <text:h text:style-name="P1" text:outline-level="3">Big Data Analytics e Estratégia de dados do negócio</text:h>
      <text:list xml:id="list1731409533" text:style-name="L3">
        <text:list-item>
          <text:p text:style-name="P8"><text:a xlink:type="simple" xlink:href="https://pucminas.instructure.com/courses/127986/pages/u2-big-data" text:style-name="Internet_20_link" text:visited-style-name="Visited_20_Internet_20_Link"><text:span text:style-name="T1">Big Data</text:span></text:a></text:p>
        </text:list-item>
        <text:list-item>
          <text:p text:style-name="P9"><text:a xlink:type="simple" xlink:href="https://pucminas.instructure.com/courses/127986/pages/U2%20-%20Data%20Analytics?titleize=0" text:style-name="Internet_20_link" text:visited-style-name="Visited_20_Internet_20_Link"><text:span text:style-name="T1">Analytics</text:span></text:a></text:p>
        </text:list-item>
        <text:list-item>
          <text:p text:style-name="P9"><text:a xlink:type="simple" xlink:href="https://pucminas.instructure.com/courses/127986/pages/U2%20-%20Estratégia%20de%20dados%20do%20negócio?titleize=0" text:style-name="Internet_20_link" text:visited-style-name="Visited_20_Internet_20_Link"><text:span text:style-name="T1">Estratégia de dados do negócio</text:span></text:a></text:p>
        </text:list-item>
      </text:list>
      <text:h text:style-name="P1" text:outline-level="3">Análise Visual de Dados</text:h>
      <text:list xml:id="list1322929732" text:style-name="L4">
        <text:list-item>
          <text:p text:style-name="P10"><text:a xlink:type="simple" xlink:href="https://pucminas.instructure.com/courses/127986/pages/u2-visualizacao-de-dados" text:style-name="Internet_20_link" text:visited-style-name="Visited_20_Internet_20_Link"><text:span text:style-name="T1">Visualização de Dados</text:span></text:a></text:p>
        </text:list-item>
        <text:list-item>
          <text:p text:style-name="P11"><text:a xlink:type="simple" xlink:href="https://pucminas.instructure.com/courses/127986/pages/u2-principais-tipos-de-graficos" text:style-name="Internet_20_link" text:visited-style-name="Visited_20_Internet_20_Link"><text:span text:style-name="T1">Tipos de gráficos e recursos visuais</text:span></text:a></text:p>
        </text:list-item>
        <text:list-item>
          <text:p text:style-name="P11"><text:a xlink:type="simple" xlink:href="https://pucminas.instructure.com/courses/127986/pages/u2-ferramentas-para-visualizacao-de-dados" text:style-name="Internet_20_link" text:visited-style-name="Visited_20_Internet_20_Link"><text:span text:style-name="T1">Ferramentas para Visualização de Dados</text:span></text:a></text:p>
        </text:list-item>
      </text:list>
      <text:p text:style-name="P3"> </text:p>
      <text:h text:style-name="P1" text:outline-level="3">Conteúdo extra</text:h>
      <text:p text:style-name="P2">A seguir são listados alguns links para conteúdos complementares:</text:p>
      <text:list xml:id="list1558125004" text:style-name="L5">
        <text:list-header>
          <text:p text:style-name="P12"><text:span text:style-name="T2">Formação de </text:span><text:a xlink:type="simple" xlink:href="https://docs.microsoft.com/pt-br/learn/roles/data-analyst" office:target-frame-name="_blank" xlink:show="new" text:style-name="Internet_20_link" text:visited-style-name="Visited_20_Internet_20_Link"><text:span text:style-name="T1">Analista de Dados</text:span></text:a><text:span text:style-name="T2"> (Microsoft)</text:span></text:p>
          <text:p text:style-name="P12"><text:span text:style-name="T2">Formação de </text:span><text:a xlink:type="simple" xlink:href="https://docs.microsoft.com/pt-br/learn/browse/?roles=data-engineer" office:target-frame-name="_blank" xlink:show="new" text:style-name="Internet_20_link" text:visited-style-name="Visited_20_Internet_20_Link"><text:span text:style-name="T1">Engenheiro de Dados</text:span></text:a><text:span text:style-name="T2"> (Microsoft)</text:span></text:p>
        </text:list-header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5:20:38.317337610</meta:creation-date>
    <dc:date>2022-09-09T15:23:06.531444702</dc:date>
    <meta:editing-duration>PT2M29S</meta:editing-duration>
    <meta:editing-cycles>1</meta:editing-cycles>
    <meta:document-statistic meta:table-count="0" meta:image-count="0" meta:object-count="0" meta:page-count="2" meta:paragraph-count="24" meta:word-count="193" meta:character-count="1139" meta:non-whitespace-character-count="981"/>
    <meta:generator>LibreOffice/7.3.5.2$Linux_X86_64 LibreOffice_project/30$Build-2</meta:generator>
  </office:meta>
</office:document-meta>
</file>